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34cm" fo:min-width="1.7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1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8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5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1.8cm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2.1cm"/>
    </style:style>
    <style:style style:name="gr9" style:family="graphic" style:parent-style-name="standard">
      <style:graphic-properties draw:stroke="none" draw:fill="none" fo:min-height="0.47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1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7.6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2.4cm"/>
    </style:style>
    <style:style style:name="gr1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907cm"/>
    </style:style>
    <style:style style:name="gr19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0" style:family="graphic" style:parent-style-name="standard">
      <style:graphic-properties svg:stroke-color="#00cc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Courier New1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</style:style>
    <style:style style:name="P8" style:family="paragraph">
      <style:text-properties fo:color="#00cc00" fo:font-size="9pt" style:font-size-asian="9pt" style:font-size-complex="9pt"/>
    </style:style>
    <style:style style:name="P9" style:family="paragraph">
      <loext:graphic-properties draw:fill="none" draw:fill-color="#ffffff"/>
      <style:text-properties fo:color="#00cc00" fo:font-size="9pt" style:font-size-asian="9pt" style:font-size-complex="9pt"/>
    </style:style>
    <style:style style:name="P10" style:family="paragraph">
      <style:paragraph-properties fo:text-align="center"/>
    </style:style>
    <style:style style:name="T1" style:family="text">
      <style:text-properties style:font-name="Courier New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cc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274cm" svg:height="2.084cm" svg:x="4.826cm" svg:y="0.6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4cm" svg:height="1.285cm" svg:x="4.886cm" svg:y="0.5cm">
          <draw:text-box>
            <text:p>DNS</text:p>
          </draw:text-box>
        </draw:frame>
        <draw:frame draw:style-name="gr3" draw:text-style-name="P3" xml:id="id6" draw:id="id6" draw:layer="layout" svg:width="2.3cm" svg:height="0.997cm" svg:x="4.8cm" svg:y="1.903cm">
          <draw:text-box>
            <text:p><text:span text:style-name="T1">DKIM</text:span></text:p>
          </draw:text-box>
        </draw:frame>
        <draw:custom-shape draw:style-name="gr4" draw:text-style-name="P1" draw:layer="layout" svg:width="5.8cm" svg:height="2.8cm" svg:x="0.3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26cm" svg:height="0.725cm" svg:x="0.4cm" svg:y="3.375cm">
          <draw:text-box>
            <text:p><text:span text:style-name="T2">MailServer</text:span></text:p>
          </draw:text-box>
        </draw:frame>
        <draw:custom-shape draw:style-name="gr6" draw:text-style-name="P6" draw:layer="layout" svg:width="1.8cm" svg:height="1.5cm" svg:x="0.7cm" svg:y="4.5cm">
          <text:p text:style-name="P5">MTA</text:p>
          <text:p text:style-name="P5"><text:span text:style-name="T3">Postfix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2.5cm" svg:x="3.3cm" svg:y="3.5cm">
          <text:p text:style-name="P5"/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2.8cm" svg:x="0.3cm" svg:y="0.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26cm" svg:height="0.726cm" svg:x="0.3cm" svg:y="0.2cm">
          <draw:text-box>
            <text:p><text:span text:style-name="T2">MailClient</text:span></text:p>
          </draw:text-box>
        </draw:frame>
        <draw:custom-shape draw:style-name="gr10" draw:text-style-name="P6" xml:id="id1" draw:id="id1" draw:layer="layout" svg:width="1.8cm" svg:height="1.1cm" svg:x="0.7cm" svg:y="1.2cm">
          <text:p text:style-name="P5">MUA</text:p>
          <text:p text:style-name="P5"><text:span text:style-name="T3">Thunderbird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331cm" svg:height="1.2cm" svg:x="3.269cm" svg:y="3.4cm">
          <draw:text-box>
            <text:p>Signer</text:p>
            <text:p><text:span text:style-name="T3">rspamd</text:span></text:p>
          </draw:text-box>
        </draw:frame>
        <draw:frame draw:style-name="gr11" draw:text-style-name="P3" xml:id="id5" draw:id="id5" draw:layer="layout" svg:width="1.645cm" svg:height="0.971cm" svg:x="3.3cm" svg:y="4.329cm">
          <draw:text-box>
            <text:p><text:span text:style-name="T1">key</text:span></text:p>
          </draw:text-box>
        </draw:frame>
        <draw:connector draw:style-name="gr12" draw:text-style-name="P1" draw:layer="layout" draw:line-skew="-0.099cm" svg:x1="0.7cm" svg:y1="1.75cm" svg:x2="0.7cm" svg:y2="5.4cm" draw:start-shape="id1" draw:start-glue-point="3" draw:end-shape="id2" draw:end-glue-point="3" svg:d="M700 1750h-600v3650h600" svg:viewBox="0 0 601 3651">
          <text:p/>
        </draw:connector>
        <draw:line draw:style-name="gr12" draw:text-style-name="P1" draw:layer="layout" svg:x1="2.5cm" svg:y1="5.4cm" svg:x2="3.3cm" svg:y2="5.4cm">
          <text:p/>
        </draw:line>
        <draw:line draw:style-name="gr12" draw:text-style-name="P1" draw:layer="layout" svg:x1="5.6cm" svg:y1="5.4cm" svg:x2="6.9cm" svg:y2="5.4cm">
          <text:p/>
        </draw:line>
        <draw:line draw:style-name="gr13" draw:text-style-name="P1" draw:layer="layout" svg:x1="3.3cm" svg:y1="5.4cm" svg:x2="5.6cm" svg:y2="5.4cm">
          <text:p/>
        </draw:line>
        <draw:line draw:style-name="gr13" draw:text-style-name="P1" xml:id="id2" draw:id="id2" draw:layer="layout" svg:x1="0.7cm" svg:y1="5.4cm" svg:x2="2.5cm" svg:y2="5.4cm">
          <text:p/>
        </draw:line>
        <draw:line draw:style-name="gr14" draw:text-style-name="P1" draw:layer="layout" svg:x1="4.6cm" svg:y1="4.9cm" svg:x2="5.2cm" svg:y2="5.4cm">
          <text:p/>
        </draw:line>
        <draw:custom-shape draw:style-name="gr15" draw:text-style-name="P1" draw:layer="layout" svg:width="8.1cm" svg:height="2.8cm" svg:x="6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26cm" svg:height="0.725cm" svg:x="12.099cm" svg:y="3.375cm">
          <draw:text-box>
            <text:p><text:span text:style-name="T2">MailServer</text:span></text:p>
          </draw:text-box>
        </draw:frame>
        <draw:custom-shape draw:style-name="gr16" draw:text-style-name="P6" xml:id="id8" draw:id="id8" draw:layer="layout" svg:width="2.9cm" svg:height="2.5cm" svg:x="9.148cm" svg:y="3.507cm">
          <text:p text:style-name="P5"/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86cm" svg:height="1.2cm" svg:x="9.117cm" svg:y="3.407cm">
          <draw:text-box>
            <text:p>Checker</text:p>
            <text:p><text:span text:style-name="T3">rspamd</text:span></text:p>
          </draw:text-box>
        </draw:frame>
        <draw:line draw:style-name="gr13" draw:text-style-name="P1" draw:layer="layout" svg:x1="9.148cm" svg:y1="5.407cm" svg:x2="12.048cm" svg:y2="5.407cm">
          <text:p/>
        </draw:line>
        <draw:custom-shape draw:style-name="gr6" draw:text-style-name="P6" draw:layer="layout" svg:width="1.8cm" svg:height="1.5cm" svg:x="12.699cm" svg:y="4.5cm">
          <text:p text:style-name="P5">MDA</text:p>
          <text:p text:style-name="P5"><text:span text:style-name="T3">Doveco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2.8cm" svg:x="12.099cm" svg:y="0.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26cm" svg:height="0.726cm" svg:x="12.099cm" svg:y="0.2cm">
          <draw:text-box>
            <text:p><text:span text:style-name="T2">MailClient</text:span></text:p>
          </draw:text-box>
        </draw:frame>
        <draw:custom-shape draw:style-name="gr10" draw:text-style-name="P6" xml:id="id4" draw:id="id4" draw:layer="layout" svg:width="1.8cm" svg:height="1.1cm" svg:x="12.499cm" svg:y="1.2cm">
          <text:p text:style-name="P5">MUA</text:p>
          <text:p text:style-name="P5"><text:span text:style-name="T3">Thunderbird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cm" svg:y1="5.4cm" svg:x2="12.699cm" svg:y2="5.4cm">
          <text:p/>
        </draw:line>
        <draw:line draw:style-name="gr13" draw:text-style-name="P1" xml:id="id3" draw:id="id3" draw:layer="layout" svg:x1="12.699cm" svg:y1="5.4cm" svg:x2="14.499cm" svg:y2="5.4cm">
          <text:p/>
        </draw:line>
        <draw:connector draw:style-name="gr12" draw:text-style-name="P1" draw:layer="layout" svg:x1="14.499cm" svg:y1="5.4cm" svg:x2="14.299cm" svg:y2="1.75cm" draw:start-shape="id3" draw:start-glue-point="1" draw:end-shape="id4" draw:end-glue-point="1" svg:d="M14499 5400h501v-3650h-701" svg:viewBox="0 0 702 3651">
          <text:p/>
        </draw:connector>
        <draw:connector draw:style-name="gr17" draw:text-style-name="P1" draw:layer="layout" draw:line-skew="0.3cm" svg:x1="3.3cm" svg:y1="4.814cm" svg:x2="4.8cm" svg:y2="2.401cm" draw:start-shape="id5" draw:start-glue-point="3" draw:end-shape="id6" svg:d="M3300 4814h-200v-2413h1700" svg:viewBox="0 0 1701 2414">
          <text:p/>
        </draw:connector>
        <draw:frame draw:style-name="gr11" draw:text-style-name="P9" draw:layer="layout" svg:width="3.135cm" svg:height="0.607cm" svg:x="8.98cm" svg:y="5.3cm">
          <draw:text-box>
            <text:p text:style-name="P8"><text:span text:style-name="T4">signature == </text:span><text:span text:style-name="T4">key ?</text:span></text:p>
          </draw:text-box>
        </draw:frame>
        <draw:frame draw:style-name="gr18" draw:text-style-name="P3" xml:id="id7" draw:id="id7" draw:layer="layout" svg:width="2.407cm" svg:height="0.971cm" svg:x="4.693cm" svg:y="1.2cm">
          <draw:text-box>
            <text:p><text:span text:style-name="T1">DMARC</text:span></text:p>
          </draw:text-box>
        </draw:frame>
        <draw:connector draw:style-name="gr19" draw:text-style-name="P1" draw:layer="layout" svg:x1="7.1cm" svg:y1="1.685cm" svg:x2="10.598cm" svg:y2="3.507cm" draw:start-shape="id7" draw:start-glue-point="1" draw:end-shape="id8" draw:end-glue-point="0" svg:d="M7100 1685h3498v1822" svg:viewBox="0 0 3499 1823">
          <text:p/>
        </draw:connector>
        <draw:frame draw:style-name="gr11" draw:text-style-name="P9" draw:layer="layout" svg:width="1.768cm" svg:height="0.607cm" svg:x="10.432cm" svg:y="2.4cm">
          <draw:text-box>
            <text:p text:style-name="P8"><text:span text:style-name="T4">activates</text:span></text:p>
          </draw:text-box>
        </draw:frame>
        <draw:connector draw:style-name="gr19" draw:text-style-name="P1" xml:id="id9" draw:id="id9" draw:layer="layout" draw:type="line" svg:x1="8.9cm" svg:y1="4.535cm" svg:x2="9.948cm" svg:y2="5.4cm" svg:d="M8900 4535l1048 865" svg:viewBox="0 0 1049 866">
          <text:p/>
        </draw:connector>
        <draw:connector draw:style-name="gr20" draw:text-style-name="P10" draw:layer="layout" draw:line-skew="0.9cm" svg:x1="7.1cm" svg:y1="2.401cm" svg:x2="8.9cm" svg:y2="4.535cm" draw:start-shape="id6" draw:start-glue-point="1" draw:end-shape="id9" draw:end-glue-point="2" svg:d="M7100 2401h1800v2134" svg:viewBox="0 0 1801 2135">
          <text:p/>
        </draw:connector>
        <draw:custom-shape draw:style-name="gr6" draw:text-style-name="P6" draw:layer="layout" svg:width="1.8cm" svg:height="1.5cm" svg:x="6.9cm" svg:y="4.5cm">
          <text:p text:style-name="P5">MTA</text:p>
          <text:p text:style-name="P5"><text:span text:style-name="T3">Postfix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7cm" svg:y1="5.4cm" svg:x2="9.2cm" svg:y2="5.4cm">
          <text:p/>
        </draw:line>
        <draw:line draw:style-name="gr13" draw:text-style-name="P1" draw:layer="layout" svg:x1="6.9cm" svg:y1="5.4cm" svg:x2="8.7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cm" fo:page-height="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10T14:55:59.606652610</dc:date>
    <meta:editing-duration>PT6H4M12S</meta:editing-duration>
    <meta:editing-cycles>39</meta:editing-cycles>
    <meta:generator>LibreOffice/5.1.6.2$Linux_X86_64 LibreOffice_project/10m0$Build-2</meta:generator>
    <meta:document-statistic meta:object-count="40"/>
  </office:meta>
</office:document-meta>
</file>